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15pt"/>
    </style:style>
    <style:style style:name="co2" style:family="table-column">
      <style:table-column-properties fo:break-before="auto" style:column-width="131.24pt"/>
    </style:style>
    <style:style style:name="co3" style:family="table-column">
      <style:table-column-properties fo:break-before="auto" style:column-width="167.1pt"/>
    </style:style>
    <style:style style:name="co4" style:family="table-column">
      <style:table-column-properties fo:break-before="auto" style:column-width="127.7pt"/>
    </style:style>
    <style:style style:name="co5" style:family="table-column">
      <style:table-column-properties fo:break-before="auto" style:column-width="94.9pt"/>
    </style:style>
    <style:style style:name="co6" style:family="table-column">
      <style:table-column-properties fo:break-before="auto" style:column-width="114.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row table:style-name="ro1">
          <table:table-cell table:style-name="ce1" office:value-type="string" calcext:value-type="string">
            <text:p>SN</text:p>
          </table:table-cell>
          <table:table-cell table:style-name="ce1" office:value-type="string" calcext:value-type="string">
            <text:p>Team Name</text:p>
          </table:table-cell>
          <table:table-cell table:style-name="ce1" office:value-type="string" calcext:value-type="string">
            <text:p>College</text:p>
          </table:table-cell>
          <table:table-cell table:style-name="ce1" office:value-type="string" calcext:value-type="string">
            <text:p>Team Leader Name</text:p>
          </table:table-cell>
          <table:table-cell table:style-name="ce1" office:value-type="string" calcext:value-type="string">
            <text:p>Contact Number</text:p>
          </table:table-cell>
          <table:table-cell table:style-name="ce1" office:value-type="string" calcext:value-type="string">
            <text:p>Number of Participants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Indian Coders </text:p>
          </table:table-cell>
          <table:table-cell table:style-name="ce3" office:value-type="string" calcext:value-type="string">
            <text:p>Mahatma Gandhi Kashi Vidyapeeth Varanasi </text:p>
          </table:table-cell>
          <table:table-cell table:style-name="ce3" office:value-type="string" calcext:value-type="string">
            <text:p>Mohammad Ehsan Ansari </text:p>
          </table:table-cell>
          <table:table-cell table:style-name="ce3" office:value-type="float" office:value="9140512495" calcext:value-type="float">
            <text:p>9140512495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rimeCoders</text:p>
          </table:table-cell>
          <table:table-cell office:value-type="string" calcext:value-type="string">
            <text:p>Prime College</text:p>
          </table:table-cell>
          <table:table-cell office:value-type="string" calcext:value-type="string">
            <text:p>Manil Pun</text:p>
          </table:table-cell>
          <table:table-cell office:value-type="float" office:value="9869211129" calcext:value-type="float">
            <text:p>9869211129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nigma</text:p>
          </table:table-cell>
          <table:table-cell office:value-type="string" calcext:value-type="string">
            <text:p>Kantipur Engineering College</text:p>
          </table:table-cell>
          <table:table-cell office:value-type="string" calcext:value-type="string">
            <text:p>Nirajan Bista</text:p>
          </table:table-cell>
          <table:table-cell office:value-type="float" office:value="9868853509" calcext:value-type="float">
            <text:p>9868853509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Hawk Eyes</text:p>
          </table:table-cell>
          <table:table-cell office:value-type="string" calcext:value-type="string">
            <text:p>Madan Bhandari Memorial College</text:p>
          </table:table-cell>
          <table:table-cell office:value-type="string" calcext:value-type="string">
            <text:p>Dipesh Khanal</text:p>
          </table:table-cell>
          <table:table-cell office:value-type="float" office:value="9861882593" calcext:value-type="float">
            <text:p>9861882593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TeaCoder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Saroj Bhattarai</text:p>
          </table:table-cell>
          <table:table-cell office:value-type="float" office:value="9868635719" calcext:value-type="float">
            <text:p>9868635719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INNOVO</text:p>
          </table:table-cell>
          <table:table-cell table:style-name="Default" office:value-type="string" calcext:value-type="string">
            <text:p>NCIT</text:p>
          </table:table-cell>
          <table:table-cell office:value-type="string" calcext:value-type="string">
            <text:p>Ramesh Baral</text:p>
          </table:table-cell>
          <table:table-cell office:value-type="float" office:value="9813256955" calcext:value-type="float">
            <text:p>981325695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mplicit 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Sagar Thapa Shrestha</text:p>
          </table:table-cell>
          <table:table-cell office:value-type="float" office:value="9860162482" calcext:value-type="float">
            <text:p>9860162482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Team Liquid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iwash Ale</text:p>
          </table:table-cell>
          <table:table-cell office:value-type="float" office:value="9823443558" calcext:value-type="float">
            <text:p>9823443558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Unity</text:p>
          </table:table-cell>
          <table:table-cell table:style-name="Default" office:value-type="string" calcext:value-type="string">
            <text:p>NCIT</text:p>
          </table:table-cell>
          <table:table-cell office:value-type="string" calcext:value-type="string">
            <text:p>Asmita Mallik</text:p>
          </table:table-cell>
          <table:table-cell office:value-type="float" office:value="9803165584" calcext:value-type="float">
            <text:p>9803165584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The Debuggers</text:p>
          </table:table-cell>
          <table:table-cell office:value-type="string" calcext:value-type="string">
            <text:p>NSUT</text:p>
          </table:table-cell>
          <table:table-cell office:value-type="string" calcext:value-type="string">
            <text:p>Gaurav Agrawal</text:p>
          </table:table-cell>
          <table:table-cell office:value-type="float" office:value="9860316878" calcext:value-type="float">
            <text:p>9860316878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StackAR</text:p>
          </table:table-cell>
          <table:table-cell office:value-type="string" calcext:value-type="string">
            <text:p>Kathmandu Engineering College</text:p>
          </table:table-cell>
          <table:table-cell office:value-type="string" calcext:value-type="string">
            <text:p>Niraj Kushwaha</text:p>
          </table:table-cell>
          <table:table-cell office:value-type="float" office:value="9823042615" calcext:value-type="float">
            <text:p>98230426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14:26:26.466000000</meta:creation-date>
    <dc:date>2019-07-14T14:46:02.616000000</dc:date>
    <meta:editing-duration>PT5M50S</meta:editing-duration>
    <meta:editing-cycles>1</meta:editing-cycles>
    <meta:generator>LibreOffice/6.2.2.2$Windows_X86_64 LibreOffice_project/2b840030fec2aae0fd2658d8d4f9548af4e3518d</meta:generator>
    <meta:document-statistic meta:table-count="1" meta:cell-count="77" meta:object-count="0"/>
  </office:meta>
</office:document-meta>
</file>